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12.0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f66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128">
            <text:p>128</text:p>
          </table:table-cell>
          <table:table-cell/>
          <table:table-cell office:value-type="float" office:value="192">
            <text:p>1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>
            <text:p>0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тип</text:p>
          </table:table-cell>
          <table:table-cell table:style-name="ce4" office:value-type="string">
            <text:p>Параметр 1</text:p>
          </table:table-cell>
          <table:table-cell table:style-name="ce4" office:value-type="string">
            <text:p>Параметр 2</text:p>
          </table:table-cell>
          <table:table-cell table:style-name="ce4" office:value-type="string">
            <text:p>направление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2"/>
          <table:table-cell table:style-name="ce5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office:value-type="string">
            <text:p>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wall</text:p>
          </table:table-cell>
          <table:table-cell table:style-name="ce2" office:value-type="string">
            <text:p>left</text:p>
          </table:table-cell>
          <table:table-cell office:value-type="string">
            <text:p>#</text:p>
          </table:table-cell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office:value-type="string">
            <text:p>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wall</text:p>
          </table:table-cell>
          <table:table-cell table:style-name="ce2" office:value-type="string">
            <text:p>up</text:p>
          </table:table-cell>
          <table:table-cell office:value-type="string">
            <text:p>#</text:p>
          </table:table-cell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office:value-type="string">
            <text:p>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office:value-type="string">
            <text:p>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corner</text:p>
          </table:table-cell>
          <table:table-cell table:style-name="ce2" office:value-type="string">
            <text:p>top,left</text:p>
          </table:table-cell>
          <table:table-cell office:value-type="string">
            <text:p>A</text:p>
          </table:table-cell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office:value-type="string">
            <text:p>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office:value-type="string">
            <text:p>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office:value-type="string">
            <text:p>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office:value-type="string">
            <text:p>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office:value-type="string">
            <text:p>19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office:value-type="string">
            <text:p>19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office:value-type="string">
            <text:p>19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office:value-type="string">
            <text:p>19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office:value-type="string">
            <text:p>19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office:value-type="string">
            <text:p>19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office:value-type="string">
            <text:p>19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office:value-type="string">
            <text:p>19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office:value-type="string">
            <text:p>38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office:value-type="string">
            <text:p>38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office:value-type="string">
            <text:p>38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office:value-type="string">
            <text:p>38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office:value-type="string">
            <text:p>38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office:value-type="string">
            <text:p>38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office:value-type="string">
            <text:p>38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office:value-type="string">
            <text:p>38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3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office:value-type="string">
            <text:p>57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3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office:value-type="string">
            <text:p>57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3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office:value-type="string">
            <text:p>57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3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office:value-type="string">
            <text:p>57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3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office:value-type="string">
            <text:p>57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3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office:value-type="string">
            <text:p>57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3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office:value-type="string">
            <text:p>57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3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office:value-type="string">
            <text:p>57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4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768">
            <text:p>76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4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768">
            <text:p>76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4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768">
            <text:p>76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4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768">
            <text:p>76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4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768">
            <text:p>76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4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768">
            <text:p>76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4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768">
            <text:p>76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4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768">
            <text:p>76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5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960">
            <text:p>96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5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960">
            <text:p>96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5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960">
            <text:p>96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5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960">
            <text:p>96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5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960">
            <text:p>96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5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960">
            <text:p>96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5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960">
            <text:p>96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5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960">
            <text:p>96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6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1152">
            <text:p>115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6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1152">
            <text:p>115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6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1152">
            <text:p>115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6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1152">
            <text:p>115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6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1152">
            <text:p>115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6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1152">
            <text:p>115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6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1152">
            <text:p>115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6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1152">
            <text:p>115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7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1344">
            <text:p>134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7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1344">
            <text:p>134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7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1344">
            <text:p>134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7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1344">
            <text:p>134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7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1344">
            <text:p>134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7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1344">
            <text:p>134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7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1344">
            <text:p>134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7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1344">
            <text:p>134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8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1536">
            <text:p>153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8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1536">
            <text:p>153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8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1536">
            <text:p>153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8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1536">
            <text:p>153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8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1536">
            <text:p>153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8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1536">
            <text:p>153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8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1536">
            <text:p>153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8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1536">
            <text:p>153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9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1728">
            <text:p>172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9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1728">
            <text:p>172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9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1728">
            <text:p>172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9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1728">
            <text:p>172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9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1728">
            <text:p>172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9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1728">
            <text:p>172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office:value-type="string">
            <text:p>floor</text:p>
          </table:table-cell>
          <table:table-cell table:number-columns-repeated="4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9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1728">
            <text:p>172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9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1728">
            <text:p>172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0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1920">
            <text:p>192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0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1920">
            <text:p>192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0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1920">
            <text:p>192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0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1920">
            <text:p>192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0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1920">
            <text:p>192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0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1920">
            <text:p>192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0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1920">
            <text:p>192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0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1920">
            <text:p>192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1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2112">
            <text:p>211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1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2112">
            <text:p>211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1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2112">
            <text:p>211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1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2112">
            <text:p>211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1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2112">
            <text:p>211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1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2112">
            <text:p>211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1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2112">
            <text:p>211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1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2112">
            <text:p>211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2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2304">
            <text:p>230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2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2304">
            <text:p>230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2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2304">
            <text:p>230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2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2304">
            <text:p>230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2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2304">
            <text:p>230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2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2304">
            <text:p>230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2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2304">
            <text:p>230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2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2304">
            <text:p>230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3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2496">
            <text:p>249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3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2496">
            <text:p>249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3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2496">
            <text:p>249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3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2496">
            <text:p>249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3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2496">
            <text:p>249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3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2496">
            <text:p>249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3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2496">
            <text:p>249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3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2496">
            <text:p>249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4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2688">
            <text:p>268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4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2688">
            <text:p>268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4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2688">
            <text:p>268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4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2688">
            <text:p>268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4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2688">
            <text:p>268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4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2688">
            <text:p>268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4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2688">
            <text:p>268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4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2688">
            <text:p>268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5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2880">
            <text:p>288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5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2880">
            <text:p>288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5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2880">
            <text:p>288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5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2880">
            <text:p>288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5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2880">
            <text:p>288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5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2880">
            <text:p>288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5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2880">
            <text:p>288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5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2880">
            <text:p>288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6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3072">
            <text:p>307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6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3072">
            <text:p>307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6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3072">
            <text:p>307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6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3072">
            <text:p>307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6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3072">
            <text:p>307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6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3072">
            <text:p>307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6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3072">
            <text:p>307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6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3072">
            <text:p>307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7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3264">
            <text:p>326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7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3264">
            <text:p>326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7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3264">
            <text:p>326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7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3264">
            <text:p>326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7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3264">
            <text:p>326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7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3264">
            <text:p>326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7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3264">
            <text:p>326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7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3264">
            <text:p>326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8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3456">
            <text:p>345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8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3456">
            <text:p>345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8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3456">
            <text:p>345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8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3456">
            <text:p>345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8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3456">
            <text:p>345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8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3456">
            <text:p>345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8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3456">
            <text:p>345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8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3456">
            <text:p>345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9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3648">
            <text:p>364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9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3648">
            <text:p>364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9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3648">
            <text:p>364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9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3648">
            <text:p>364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9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3648">
            <text:p>364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9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3648">
            <text:p>364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9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3648">
            <text:p>364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19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3648">
            <text:p>364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0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3840">
            <text:p>384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0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3840">
            <text:p>384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0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3840">
            <text:p>384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0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3840">
            <text:p>384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0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3840">
            <text:p>384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0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3840">
            <text:p>384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0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3840">
            <text:p>384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0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3840">
            <text:p>384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1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4032">
            <text:p>403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1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4032">
            <text:p>403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1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4032">
            <text:p>403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1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4032">
            <text:p>403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1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4032">
            <text:p>403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1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4032">
            <text:p>403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1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4032">
            <text:p>403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1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4032">
            <text:p>4032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2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4224">
            <text:p>422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2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4224">
            <text:p>422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2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4224">
            <text:p>422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2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4224">
            <text:p>422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2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4224">
            <text:p>422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2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4224">
            <text:p>422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2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4224">
            <text:p>422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2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4224">
            <text:p>4224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3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4416">
            <text:p>441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3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4416">
            <text:p>441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3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4416">
            <text:p>441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3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4416">
            <text:p>441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3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4416">
            <text:p>441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3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4416">
            <text:p>441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3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4416">
            <text:p>441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3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4416">
            <text:p>4416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4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4608">
            <text:p>460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4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4608">
            <text:p>460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4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4608">
            <text:p>460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4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4608">
            <text:p>460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4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4608">
            <text:p>460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4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4608">
            <text:p>460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4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4608">
            <text:p>460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4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4608">
            <text:p>4608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50</text:p>
          </table:table-cell>
          <table:table-cell table:style-name="ce1" office:value-type="string">
            <text:p>.png": {"frame": {"x": </text:p>
          </table:table-cell>
          <table:table-cell office:value-type="string">
            <text:p>0</text:p>
          </table:table-cell>
          <table:table-cell table:style-name="ce1" office:value-type="string">
            <text:p>, "y": 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51</text:p>
          </table:table-cell>
          <table:table-cell table:style-name="ce1" office:value-type="string">
            <text:p>.png": {"frame": {"x": </text:p>
          </table:table-cell>
          <table:table-cell office:value-type="string">
            <text:p>128</text:p>
          </table:table-cell>
          <table:table-cell table:style-name="ce1" office:value-type="string">
            <text:p>, "y": 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52</text:p>
          </table:table-cell>
          <table:table-cell table:style-name="ce1" office:value-type="string">
            <text:p>.png": {"frame": {"x": </text:p>
          </table:table-cell>
          <table:table-cell office:value-type="string">
            <text:p>256</text:p>
          </table:table-cell>
          <table:table-cell table:style-name="ce1" office:value-type="string">
            <text:p>, "y": 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53</text:p>
          </table:table-cell>
          <table:table-cell table:style-name="ce1" office:value-type="string">
            <text:p>.png": {"frame": {"x": </text:p>
          </table:table-cell>
          <table:table-cell office:value-type="string">
            <text:p>384</text:p>
          </table:table-cell>
          <table:table-cell table:style-name="ce1" office:value-type="string">
            <text:p>, "y": 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54</text:p>
          </table:table-cell>
          <table:table-cell table:style-name="ce1" office:value-type="string">
            <text:p>.png": {"frame": {"x": </text:p>
          </table:table-cell>
          <table:table-cell office:value-type="string">
            <text:p>512</text:p>
          </table:table-cell>
          <table:table-cell table:style-name="ce1" office:value-type="string">
            <text:p>, "y": 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55</text:p>
          </table:table-cell>
          <table:table-cell table:style-name="ce1" office:value-type="string">
            <text:p>.png": {"frame": {"x": </text:p>
          </table:table-cell>
          <table:table-cell office:value-type="string">
            <text:p>640</text:p>
          </table:table-cell>
          <table:table-cell table:style-name="ce1" office:value-type="string">
            <text:p>, "y": 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56</text:p>
          </table:table-cell>
          <table:table-cell table:style-name="ce1" office:value-type="string">
            <text:p>.png": {"frame": {"x": </text:p>
          </table:table-cell>
          <table:table-cell office:value-type="string">
            <text:p>768</text:p>
          </table:table-cell>
          <table:table-cell table:style-name="ce1" office:value-type="string">
            <text:p>, "y": 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2">
          <table:table-cell office:value-type="string">
            <text:p>{</text:p>
          </table:table-cell>
          <table:table-cell table:style-name="ce1" office:value-type="string">
            <text:p>"l1- </text:p>
          </table:table-cell>
          <table:table-cell table:style-name="ce3" office:value-type="string">
            <text:p>257</text:p>
          </table:table-cell>
          <table:table-cell table:style-name="ce1" office:value-type="string">
            <text:p>.png": {"frame": {"x": </text:p>
          </table:table-cell>
          <table:table-cell office:value-type="string">
            <text:p>896</text:p>
          </table:table-cell>
          <table:table-cell table:style-name="ce1" office:value-type="string">
            <text:p>, "y": 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, "w": 128, "h": 192 },            "rotated": false,            "trimmed": true,            "spriteSourceSize": { "x": 0, "y": 0, "w": 128, "h": 192 },            "sourceSize": { "w": 128, "h": 192 } }, </text:p>
          </table:table-cell>
          <table:table-cell table:number-columns-repeated="5"/>
        </table:table-row>
        <table:table-row table:style-name="ro1" table:number-rows-repeated="33"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 table:number-rows-repeated="104833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1">11.02.2025</text:date>, <text:time>21:30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9T19:39:04.75</meta:creation-date>
    <dc:date>2025-02-11T21:30:07.69</dc:date>
    <meta:editing-duration>PT55M52S</meta:editing-duration>
    <meta:editing-cycles>5</meta:editing-cycles>
    <meta:generator>OpenOffice/4.1.14$Win32 OpenOffice.org_project/4114m1$Build-9811</meta:generator>
    <meta:document-statistic meta:table-count="3" meta:cell-count="1692" meta:object-count="0"/>
  </office:meta>
</office:document-meta>
</file>